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de8cb" draw:opacity="50%" draw:textarea-horizontal-align="justify" draw:textarea-vertical-align="bottom" draw:auto-grow-height="false" fo:min-height="7.552cm" fo:min-width="26.7cm" draw:shadow="hidden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bottom" draw:auto-grow-height="false" fo:min-height="3.29cm" fo:min-width="11.5cm" draw:shadow="hidden"/>
      <style:paragraph-properties style:writing-mode="lr-tb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1.55cm" fo:min-width="9.1cm" draw:shadow="hidden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2.049cm" fo:min-width="9.3cm" draw:shadow="hidden"/>
      <style:paragraph-properties style:writing-mode="lr-tb"/>
    </style:style>
    <style:style style:name="gr5" style:family="graphic" style:parent-style-name="standard">
      <style:graphic-properties draw:fill-color="#fff5ce" draw:textarea-horizontal-align="justify" draw:textarea-vertical-align="middle" draw:auto-grow-height="false" fo:min-height="0.249cm" fo:min-width="4.9cm" draw:shadow="hidden"/>
      <style:paragraph-properties style:writing-mode="lr-tb"/>
    </style:style>
    <style:style style:name="gr6" style:family="graphic" style:parent-style-name="standard">
      <style:graphic-properties draw:fill-color="#fff5ce" draw:textarea-horizontal-align="justify" draw:textarea-vertical-align="middle" draw:auto-grow-height="false" fo:min-height="0.35cm" fo:min-width="5.9cm" draw:shadow="hidden"/>
      <style:paragraph-properties style:writing-mode="lr-tb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1.449cm" fo:min-width="9.7cm" draw:shadow="hidden"/>
      <style:paragraph-properties style:writing-mode="lr-tb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1.85cm" fo:min-width="9.5cm" draw:shadow="hidden"/>
      <style:paragraph-properties style:writing-mode="lr-tb"/>
    </style:style>
    <style:style style:name="gr9" style:family="graphic" style:parent-style-name="standard">
      <style:graphic-properties draw:fill-color="#d4ea6b" draw:textarea-horizontal-align="justify" draw:textarea-vertical-align="middle" draw:auto-grow-height="false" fo:min-height="1.55cm" fo:min-width="12.1cm" draw:shadow="hidden"/>
      <style:paragraph-properties style:writing-mode="lr-tb"/>
    </style:style>
    <style:style style:name="gr10" style:family="graphic" style:parent-style-name="standard">
      <style:graphic-properties draw:fill-color="#fff5ce" draw:textarea-horizontal-align="justify" draw:textarea-vertical-align="middle" draw:auto-grow-height="false" fo:min-height="0.249cm" fo:min-width="2.1cm" draw:shadow="hidden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fill-color="#fff5ce" draw:textarea-vertical-align="middle" draw:shadow="hidden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solid" draw:fill-color="#fff5ce" draw:textarea-vertical-align="middle" draw:shadow="hidden"/>
    </style:style>
    <style:style style:name="gr13" style:family="graphic" style:parent-style-name="standard">
      <style:graphic-properties draw:fill-color="#ffaa95" draw:textarea-horizontal-align="justify" draw:textarea-vertical-align="middle" draw:auto-grow-height="false" fo:min-height="0.528cm" fo:min-width="2.188cm" draw:shadow="hidden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fo:font-size="10pt" style:font-size-asian="14pt" style:font-size-complex="14pt"/>
    </style:style>
    <style:style style:name="P2" style:family="paragraph">
      <loext:graphic-properties draw:fill="solid" draw:fill-color="#dde8cb" draw:opacity="50%"/>
      <style:paragraph-properties fo:text-align="start" style:writing-mode="lr-tb"/>
      <style:text-properties fo:font-size="10pt" style:font-size-asian="14pt" style:font-size-complex="14pt"/>
    </style:style>
    <style:style style:name="P3" style:family="paragraph">
      <style:paragraph-properties fo:text-align="center" style:writing-mode="lr-tb"/>
      <style:text-properties fo:font-size="10pt"/>
    </style:style>
    <style:style style:name="P4" style:family="paragraph">
      <style:paragraph-properties fo:text-align="center" style:writing-mode="lr-tb"/>
      <style:text-properties fo:font-size="10pt" style:font-size-asian="12pt" style:font-size-complex="12pt"/>
    </style:style>
    <style:style style:name="P5" style:family="paragraph">
      <loext:graphic-properties draw:fill-color="#729fcf"/>
      <style:paragraph-properties fo:text-align="center" style:writing-mode="lr-tb"/>
      <style:text-properties fo:font-size="10pt" style:font-size-asian="12pt" style:font-size-complex="12pt"/>
    </style:style>
    <style:style style:name="P6" style:family="paragraph">
      <loext:graphic-properties draw:fill-color="#fff5ce"/>
      <style:paragraph-properties fo:text-align="center" style:writing-mode="lr-tb"/>
      <style:text-properties fo:font-size="10pt" style:font-size-asian="12pt" style:font-size-complex="12pt"/>
    </style:style>
    <style:style style:name="P7" style:family="paragraph">
      <loext:graphic-properties draw:fill-color="#d4ea6b"/>
      <style:paragraph-properties fo:text-align="center" style:writing-mode="lr-tb"/>
      <style:text-properties fo:font-size="10pt"/>
    </style:style>
    <style:style style:name="P8" style:family="paragraph">
      <loext:graphic-properties draw:fill="solid" draw:fill-color="#fff5ce"/>
      <style:paragraph-properties fo:text-align="center"/>
    </style:style>
    <style:style style:name="P9" style:family="paragraph">
      <style:paragraph-properties fo:text-align="center" style:writing-mode="lr-tb"/>
      <style:text-properties fo:font-weight="bold"/>
    </style:style>
    <style:style style:name="P10" style:family="paragraph">
      <loext:graphic-properties draw:fill-color="#ffaa95"/>
      <style:paragraph-properties fo:text-align="center" style:writing-mode="lr-tb"/>
      <style:text-properties fo:font-weight="bold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2pt" style:font-size-complex="12pt"/>
    </style:style>
    <style:style style:name="T4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7.2cm" svg:height="7.802cm" svg:x="0.199cm" svg:y="5.198cm">
          <text:p text:style-name="P1"><text:span text:style-name="T1">GKE Cluster: </text:span><text:span text:style-name="T2">Node 1 of many in the Clu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12cm" svg:height="3.54cm" draw:transform="skewX (-0.00855211333477222) translate (7.961cm 1.059cm)">
          <text:p text:style-name="P3"><text:span text:style-name="T2">Ingress Resource</text:span></text:p>
          <text:p text:style-name="P3"><text:span text:style-name="T2">Implements a </text:span><text:span text:style-name="T1">HTTPS Load Balancer</text:span></text:p>
          <text:p text:style-name="P3"><text:span text:style-name="T3">- Terminates incoming HTTPS requests</text:span></text:p>
          <text:p text:style-name="P3"><text:span text:style-name="T3">- Proxies requests to the cluster no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5" draw:id="id5" draw:layer="layout" svg:width="9.6cm" svg:height="1.8cm" svg:x="0.601cm" svg:y="6.899cm">
          <text:p text:style-name="P4"><text:span text:style-name="T2">Frontend Service</text:span></text:p>
          <text:p text:style-name="P4"><text:span text:style-name="T2">Implemented in iptables rules</text:span></text:p>
          <text:p text:style-name="P4"><text:span text:style-name="T3">- Forwards requests across the frontend pods in the clu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9.8cm" svg:height="2.299cm" svg:x="0.401cm" svg:y="9.599cm">
          <text:p text:style-name="P4"><text:span text:style-name="T2">Frontend Pod 1 (of many across the nodes)</text:span></text:p>
          <text:p text:style-name="P4"><text:span text:style-name="T2">Implements an NGINX server</text:span></text:p>
          <text:p text:style-name="P4"><text:span text:style-name="T3">- Serves the Angular SPA static files</text:span></text:p>
          <text:p text:style-name="P4"><text:span text:style-name="T3">- Reverse proxies to the backend servic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9" draw:id="id9" draw:layer="layout" svg:width="5.4cm" svg:height="0.499cm" svg:x="11.213cm" svg:y="1.218cm">
          <text:p text:style-name="P4"><text:span text:style-name="T3">Static external ip addres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4cm" svg:height="0.6cm" svg:x="10.6cm" svg:y="1.899cm">
          <text:p text:style-name="P4"><text:span text:style-name="T3">Google-managed SSL certificat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" draw:id="id2" draw:layer="layout" svg:width="10.2cm" svg:height="1.699cm" svg:x="14.6cm" svg:y="6.699cm">
          <text:p text:style-name="P4"><text:span text:style-name="T2">Backend Service</text:span></text:p>
          <text:p text:style-name="P4"><text:span text:style-name="T2">Implements a Kubernetes service</text:span></text:p>
          <text:p text:style-name="P4"><text:span text:style-name="T3">- Forwards requests across the backend pods in the clust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" draw:id="id6" draw:layer="layout" svg:width="10cm" svg:height="2.1cm" svg:x="14.599cm" svg:y="9.298cm">
          <text:p text:style-name="P4"><text:span text:style-name="T2">Backend Pod 1 (of many across the nodes)</text:span></text:p>
          <text:p text:style-name="P4"><text:span text:style-name="T2">Implements a http server </text:span></text:p>
          <text:p text:style-name="P4"><text:span text:style-name="T3">- Provides API access to a re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7" draw:id="id7" draw:layer="layout" svg:width="12.6cm" svg:height="1.8cm" svg:x="14.199cm" svg:y="13.6cm">
          <text:p text:style-name="P3"><text:span text:style-name="T1">MongoDB Database Server</text:span></text:p>
          <text:p text:style-name="P3"><text:span text:style-name="T3">Hosted externally by Atlas</text:span></text:p>
          <text:p text:style-name="P3"><text:span text:style-name="T3">- Persists resource data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4" draw:id="id4" draw:layer="layout" svg:width="2.6cm" svg:height="0.499cm" svg:x="0.6cm" svg:y="5.399cm">
          <text:p text:style-name="P4"><text:span text:style-name="T3">Nodeport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10.201cm" svg:y1="10.748cm" svg:x2="14.6cm" svg:y2="7.548cm" draw:start-shape="id1" draw:start-glue-point="1" draw:end-shape="id2" svg:d="M10201 10748h2200v-3200h2199" svg:viewBox="0 0 4400 3201">
          <text:p/>
        </draw:connector>
        <draw:connector draw:style-name="gr11" draw:text-style-name="P8" draw:layer="layout" svg:x1="7.976cm" svg:y1="2.829cm" svg:x2="1.9cm" svg:y2="5.399cm" draw:start-shape="id3" draw:end-shape="id4" draw:end-glue-point="0" svg:d="M7976 2829h-6076v2570" svg:viewBox="0 0 6077 2571">
          <text:p/>
        </draw:connector>
        <draw:connector draw:style-name="gr11" draw:text-style-name="P8" draw:layer="layout" svg:x1="1.9cm" svg:y1="5.898cm" svg:x2="5.401cm" svg:y2="6.899cm" draw:start-shape="id4" draw:end-shape="id5" svg:d="M1900 5898v500h3501v501" svg:viewBox="0 0 3502 1002">
          <text:p/>
        </draw:connector>
        <draw:connector draw:style-name="gr11" draw:text-style-name="P8" draw:layer="layout" draw:line-skew="0cm 2.601cm" svg:x1="10.201cm" svg:y1="7.799cm" svg:x2="5.301cm" svg:y2="9.599cm" draw:start-shape="id5" draw:start-glue-point="1" draw:end-shape="id1" draw:end-glue-point="0" svg:d="M10201 7799h501v1200h-5401v600" svg:viewBox="0 0 5402 1801">
          <text:p/>
        </draw:connector>
        <draw:connector draw:style-name="gr11" draw:text-style-name="P8" draw:layer="layout" draw:line-skew="0cm 2.401cm" svg:x1="24.8cm" svg:y1="7.548cm" svg:x2="19.599cm" svg:y2="9.298cm" draw:start-shape="id2" draw:start-glue-point="1" draw:end-shape="id6" draw:end-glue-point="0" svg:d="M24800 7548h501v1050h-5702v700" svg:viewBox="0 0 5703 1751">
          <text:p/>
        </draw:connector>
        <draw:connector draw:style-name="gr12" draw:text-style-name="P8" draw:layer="layout" svg:x1="19.599cm" svg:y1="11.398cm" svg:x2="20.499cm" svg:y2="13.6cm" draw:start-shape="id6" draw:end-shape="id7" svg:d="M19599 11398v1101h900v1101" svg:viewBox="0 0 901 2203">
          <text:p/>
        </draw:connector>
        <draw:custom-shape draw:style-name="gr13" draw:text-style-name="P10" xml:id="id8" draw:id="id8" draw:layer="layout" svg:width="3.8cm" svg:height="1.1cm" svg:x="1.8cm" svg:y="1.1cm">
          <text:p text:style-name="P9"><text:span text:style-name="T4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svg:x1="3.7cm" svg:y1="1.1cm" svg:x2="13.913cm" svg:y2="1.218cm" draw:start-shape="id8" draw:end-shape="id9" draw:end-glue-point="0" svg:d="M3700 1100v-501h10213v619" svg:viewBox="0 0 10214 620">
          <text:p/>
        </draw:connector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19T18:18:47.095604152</meta:creation-date>
    <dc:date>2021-05-07T15:31:27.000437592</dc:date>
    <meta:editing-duration>PT52M43S</meta:editing-duration>
    <meta:editing-cycles>6</meta:editing-cycles>
    <meta:generator>LibreOffice/7.0.5.2$Linux_X86_64 LibreOffice_project/00$Build-2</meta:generator>
    <meta:document-statistic meta:object-count="41"/>
  </office:meta>
</office:document-meta>
</file>